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bold" officeooo:rsid="0020a338" officeooo:paragraph-rsid="0020a338" style:font-weight-asian="bold" style:font-weight-complex="bold"/>
    </style:style>
    <style:style style:name="P2" style:family="paragraph" style:parent-style-name="Standard">
      <style:paragraph-properties style:writing-mode="lr-tb"/>
      <style:text-properties fo:font-weight="bold" officeooo:rsid="00225ab5" officeooo:paragraph-rsid="00225ab5" style:font-weight-asian="bold" style:font-weight-complex="bold"/>
    </style:style>
    <style:style style:name="P3" style:family="paragraph" style:parent-style-name="Standard">
      <style:paragraph-properties style:writing-mode="lr-tb"/>
      <style:text-properties fo:font-weight="bold" officeooo:rsid="0023f3e6" officeooo:paragraph-rsid="0023f3e6" style:font-weight-asian="bold" style:font-weight-complex="bold"/>
    </style:style>
    <style:style style:name="P4" style:family="paragraph" style:parent-style-name="Standard">
      <style:paragraph-properties style:writing-mode="lr-tb"/>
      <style:text-properties fo:font-weight="normal" officeooo:rsid="00225ab5" officeooo:paragraph-rsid="00225ab5" style:font-weight-asian="normal" style:font-weight-complex="normal"/>
    </style:style>
    <style:style style:name="P5" style:family="paragraph" style:parent-style-name="Standard">
      <style:paragraph-properties style:writing-mode="lr-tb"/>
      <style:text-properties fo:font-weight="normal" officeooo:rsid="00232cd5" officeooo:paragraph-rsid="00232cd5" style:font-weight-asian="normal" style:font-weight-complex="normal"/>
    </style:style>
    <style:style style:name="P6" style:family="paragraph" style:parent-style-name="Standard">
      <style:paragraph-properties style:writing-mode="lr-tb"/>
      <style:text-properties fo:font-weight="normal" officeooo:rsid="0023f3e6" officeooo:paragraph-rsid="0023f3e6" style:font-weight-asian="normal" style:font-weight-complex="normal"/>
    </style:style>
    <style:style style:name="P7" style:family="paragraph" style:parent-style-name="Standard">
      <style:paragraph-properties style:writing-mode="lr-tb"/>
      <style:text-properties fo:font-weight="normal" officeooo:rsid="0024c5df" officeooo:paragraph-rsid="0024c5df" style:font-weight-asian="normal" style:font-weight-complex="normal"/>
    </style:style>
    <style:style style:name="P8" style:family="paragraph" style:parent-style-name="Standard">
      <style:paragraph-properties style:writing-mode="lr-tb"/>
      <style:text-properties fo:font-weight="normal" officeooo:rsid="00255ec3" officeooo:paragraph-rsid="00255ec3" style:font-weight-asian="normal" style:font-weight-complex="normal"/>
    </style:style>
    <style:style style:name="T1" style:family="text">
      <style:text-properties fo:font-weight="bold" style:font-weight-asian="bold" style:font-weight-complex="bold"/>
    </style:style>
    <style:style style:name="T2" style:family="text">
      <style:text-properties officeooo:rsid="002748c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Name the main steps in database design. What is the goal of each step? In which step is the ER model mainly used?</text:p>
      <text:p text:style-name="P1"/>
      <text:p text:style-name="P4">1. Requirement analysis – goal is to analyze the requirements to understand what data will be stored in the database, what applications will be built on top of it, and what operations are most frequent and subject to performance requirements.</text:p>
      <text:p text:style-name="P4"/>
      <text:p text:style-name="P4">2. Conceptual Database Design – the information gathered in step 1 is analyzed and used to produce a high-level description of the data to be stored in the database. In this step the ER model is mainly used.</text:p>
      <text:p text:style-name="P4"/>
      <text:p text:style-name="P4">3. Logical Database Design – Converts the design of step 2 into database schema in the data model of the chosen DBMS.</text:p>
      <text:p text:style-name="P4"/>
      <text:p text:style-name="P4"/>
      <text:p text:style-name="P4"><text:span text:style-name="T1">Define these terms: entity, entity set, attribute , key.</text:span> </text:p>
      <text:p text:style-name="P4">Entity is a distinct object from real world.</text:p>
      <text:p text:style-name="P4">Entity set is a collection of similar objects.</text:p>
      <text:p text:style-name="P4">Attribute is used to describe an entity.</text:p>
      <text:p text:style-name="P4">Key is a minimal set of entity’s attributes that uniquely identifies each entity in the entity set.</text:p>
      <text:p text:style-name="P4"/>
      <text:p text:style-name="P2">Define these terms: relationship, relationship set, descriptive attributes.</text:p>
      <text:p text:style-name="P4">Relationship is an association between two or more entities.</text:p>
      <text:p text:style-name="P4">Relationship set is a collection of similar relationships.</text:p>
      <text:p text:style-name="P4">Descriptive attributes are attributes that are associated with a relationship and add additional information about the relationship.</text:p>
      <text:p text:style-name="P4"/>
      <text:p text:style-name="P2">Define the following kind of constraints, and give an example of each: key constraint, participation constraint. What is a weak entity? What are class hierarchies? What is aggregation? Give an example scenario motivating the use of each of these ER model design constructs.</text:p>
      <text:p text:style-name="P4"/>
      <text:p text:style-name="P4">Key constraint is a constraint put on entity set participating in relationship set that indicates that the entity should participate at most once in the relationship set. One example of key constraint are sold items – an item can be sold to one person and one person only.</text:p>
      <text:p text:style-name="P4"/>
      <text:p text:style-name="P4">Participation constraint(total participation) is a constraint put on entity set participating in relationship set that indicates that the entity must participate in the relationship set. On example of key constraint parent child relationship where child must have a parent.</text:p>
      <text:p text:style-name="P4"/>
      <text:p text:style-name="P4">Weak entity is an entity that is identified with the use of identifying entity(owner entity). One example could be health records of employee.</text:p>
      <text:p text:style-name="P4"/>
      <text:p text:style-name="P4">Class hierarchies are entities and relationships that represent a hierarchy where entities are connected with IS-A relationships to indicate that one entity of a entity set is also an entity of another entity set.</text:p>
      <text:p text:style-name="P5">One example is of hierarchy is a hierarchy of categories and subcategories of online shop.</text:p>
      <text:p text:style-name="P5"/>
      <text:p text:style-name="P6">An aggregation is used to model a relationship between another relationship and an entity or relationship. One example is monitoring of athlete’s results in a training program.</text:p>
      <text:p text:style-name="P6"><text:soft-page-break/></text:p>
      <text:p text:style-name="P5"/>
      <text:p text:style-name="P3">What guidelines would you use for each of these choices when doing ER design: whether to use an attribute or entity set, an entity or a relationship,a binary or ternary relationship or aggregation?</text:p>
      <text:p text:style-name="P3"/>
      <text:p text:style-name="P7">I would use entity set with relationship if</text:p>
      <text:p text:style-name="P7"><text:s/>a)I would have to record more than one value for the attribute.</text:p>
      <text:p text:style-name="P7"><text:s/>b)I would have to use a complex value for an attribute that could be broken into several attributes.</text:p>
      <text:p text:style-name="P7"/>
      <text:p text:style-name="P8">I would use an entity instead of relationship if:</text:p>
      <text:p text:style-name="P8"><text:s/>a)Using a relationship was causing saving of redundant information.</text:p>
      <text:p text:style-name="P8"><text:s/>b)Relationship approach was misleading because it associated descriptive attributes that are best presented as attributes of an entity.</text:p>
      <text:p text:style-name="P8"/>
      <text:p text:style-name="P8">I would use binary instead of ternary relationships if the ternary relationship violates a constraint.</text:p>
      <text:p text:style-name="P8">I would use aggregation instead of ternary relationship when I have a need to associated descriptive attributes of relationship between an existing relationship and another entity/relationship <text:span text:style-name="T2">or if required due to some constraints.</text:span></text:p>
      <text:p text:style-name="P8"/>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7T13:51:51.508665961</meta:creation-date>
    <meta:generator>LibreOffice/7.5.5.2$Linux_X86_64 LibreOffice_project/50$Build-2</meta:generator>
    <dc:date>2023-09-27T15:25:28.918052680</dc:date>
    <meta:editing-duration>PT41M27S</meta:editing-duration>
    <meta:editing-cycles>7</meta:editing-cycles>
    <meta:document-statistic meta:table-count="0" meta:image-count="0" meta:object-count="0" meta:page-count="2" meta:paragraph-count="29" meta:word-count="594" meta:character-count="3721" meta:non-whitespace-character-count="3147"/>
  </office:meta>
</office:document-meta>
</file>